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5.562cm"/>
    </style:style>
    <style:style style:name="co3" style:family="table-column">
      <style:table-column-properties fo:break-before="auto" style:column-width="1.19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0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 style:data-style-name="N112">
      <style:text-properties style:text-position=""/>
    </style:style>
    <style:style style:name="ce5" style:family="table-cell" style:parent-style-name="Default" style:data-style-name="N112">
      <style:table-cell-properties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12">
      <style:table-cell-properties fo:border-bottom="none" fo:border-left="0.06pt solid #000000" fo:border-right="0.06pt solid #000000" fo:border-top="none"/>
      <style:text-properties style:text-position=""/>
    </style:style>
    <style:style style:name="ce7" style:family="table-cell" style:parent-style-name="Default" style:data-style-name="N112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12"/>
    <style:style style:name="ce12" style:family="table-cell" style:parent-style-name="Default" style:data-style-name="N112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12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112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 Number</text:p>
          </table:table-cell>
          <table:table-cell table:style-name="ce5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4" table:formula="of:=SUM([.E3:.E11])" office:value-type="currency" office:currency="USD" office:value="15.194" calcext:value-type="currency">
            <text:p>$15.19</text:p>
          </table:table-cell>
        </table:table-row>
        <table:table-row table:style-name="ro1">
          <table:table-cell table:style-name="ce2" office:value-type="string" calcext:value-type="string">
            <text:p>LM324 (4 opAmps)</text:p>
          </table:table-cell>
          <table:table-cell table:style-name="ce2" office:value-type="string" calcext:value-type="string">
            <text:p>497-12005-1-ND </text:p>
          </table:table-cell>
          <table:table-cell table:style-name="ce6" office:value-type="currency" office:currency="USD" office:value="0.46" calcext:value-type="currency">
            <text:p>$0.46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[.C3]*[.D3]" office:value-type="currency" office:currency="USD" office:value="0.46" calcext:value-type="currency">
            <text:p>$0.4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MBT3904 (bipolar NPN)</text:p>
          </table:table-cell>
          <table:table-cell table:style-name="ce2" office:value-type="string" calcext:value-type="string">
            <text:p>MMBT3904TPMSCT-ND </text:p>
          </table:table-cell>
          <table:table-cell table:style-name="ce6" office:value-type="currency" office:currency="USD" office:value="0.14" calcext:value-type="currency">
            <text:p>$0.14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[.C4]*[.D4]" office:value-type="currency" office:currency="USD" office:value="0.56" calcext:value-type="currency">
            <text:p>$0.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MOS SOT23</text:p>
          </table:table-cell>
          <table:table-cell table:style-name="ce2" office:value-type="string" calcext:value-type="string">
            <text:p>DMG2305UX-13DICT-ND</text:p>
          </table:table-cell>
          <table:table-cell table:style-name="ce6" office:value-type="currency" office:currency="USD" office:value="0.38" calcext:value-type="currency">
            <text:p>$0.38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[.C5]*[.D5]" office:value-type="currency" office:currency="USD" office:value="1.52" calcext:value-type="currency">
            <text:p>$1.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il 33uH</text:p>
          </table:table-cell>
          <table:table-cell table:style-name="ce2" office:value-type="string" calcext:value-type="string">
            <text:p>SRN3015-330MCT-ND </text:p>
          </table:table-cell>
          <table:table-cell table:style-name="ce6" office:value-type="currency" office:currency="USD" office:value="0.36" calcext:value-type="currency">
            <text:p>$0.36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formula="of:=[.C6]*[.D6]" office:value-type="currency" office:currency="USD" office:value="2.16" calcext:value-type="currency">
            <text:p>$2.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N4148 Diode</text:p>
          </table:table-cell>
          <table:table-cell table:style-name="ce2" office:value-type="string" calcext:value-type="string">
            <text:p>1N4148WFL-G3-08GITR-ND</text:p>
          </table:table-cell>
          <table:table-cell table:style-name="ce6" office:value-type="currency" office:currency="USD" office:value="0.016" calcext:value-type="currency">
            <text:p>$0.02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[.C7]*[.D7]" office:value-type="currency" office:currency="USD" office:value="0.064" calcext:value-type="currency">
            <text:p>$0.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chottky</text:p>
          </table:table-cell>
          <table:table-cell table:style-name="ce2" office:value-type="string" calcext:value-type="string">
            <text:p>10MQ060NPBFCT-ND </text:p>
          </table:table-cell>
          <table:table-cell table:style-name="ce6" office:value-type="currency" office:currency="USD" office:value="0.5" calcext:value-type="currency">
            <text:p>$0.50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[.C8]*[.D8]" office:value-type="currency" office:currency="USD" office:value="2" calcext:value-type="currency">
            <text:p>$2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M2840 (3V)</text:p>
          </table:table-cell>
          <table:table-cell table:style-name="ce2" office:value-type="string" calcext:value-type="string">
            <text:p>LM2840XMK-ADJL/NOPBCT-ND </text:p>
          </table:table-cell>
          <table:table-cell table:style-name="ce6" office:value-type="currency" office:currency="USD" office:value="2.71" calcext:value-type="currency">
            <text:p>$2.71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[.C9]*[.D9]" office:value-type="currency" office:currency="USD" office:value="2.71" calcext:value-type="currency">
            <text:p>$2.7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PS54339 (5V)</text:p>
          </table:table-cell>
          <table:table-cell table:style-name="ce3" office:value-type="string" calcext:value-type="string">
            <text:p>296-35686-1-ND </text:p>
          </table:table-cell>
          <table:table-cell table:style-name="ce7" office:value-type="currency" office:currency="USD" office:value="1.92" calcext:value-type="currency">
            <text:p>$1.92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[.C10]*[.D10]" office:value-type="currency" office:currency="USD" office:value="1.92" calcext:value-type="currency">
            <text:p>$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Conn 5A</text:p>
          </table:table-cell>
          <table:table-cell table:style-name="ce3" office:value-type="string" calcext:value-type="string">
            <text:p>732-9615-ND </text:p>
          </table:table-cell>
          <table:table-cell office:value-type="currency" office:currency="USD" office:value="3.8" calcext:value-type="currency">
            <text:p>$3.80</text:p>
          </table:table-cell>
          <table:table-cell office:value-type="float" office:value="1" calcext:value-type="float">
            <text:p>1</text:p>
          </table:table-cell>
          <table:table-cell table:style-name="ce6" table:formula="of:=[.C11]*[.D11]" office:value-type="currency" office:currency="USD" office:value="3.8" calcext:value-type="currency">
            <text:p>$3.80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6"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3:25:27.440281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1:47:56.078248783</meta:creation-date>
    <dc:date>2016-11-21T13:25:34.962918557</dc:date>
    <meta:editing-duration>PT50M19S</meta:editing-duration>
    <meta:editing-cycles>5</meta:editing-cycles>
    <meta:generator>LibreOffice/4.3.3.2$Linux_X86_64 LibreOffice_project/430m0$Build-2</meta:generator>
    <meta:document-statistic meta:table-count="1" meta:cell-count="51" meta:object-count="0"/>
  </office:meta>
</office:document-meta>
</file>